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4" style:family="paragraph">
      <style:paragraph-properties fo:margin-left="0cm" fo:margin-right="0cm" fo:text-align="center" fo:text-indent="0cm"/>
      <style:text-properties fo:font-family="楷体_GB2312" style:font-family-generic="modern" style:font-pitch="fixed" fo:font-size="12pt" style:font-family-asian="楷体_GB2312" style:font-family-generic-asian="modern" style:font-pitch-asian="fixed" style:font-size-asian="12pt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/>
    </style:style>
    <style:style style:name="T1" style:family="text"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T2" style:family="text">
      <style:text-properties fo:font-family="楷体_GB2312" style:font-family-generic="modern" style:font-pitch="fixed" fo:font-style="normal" style:font-family-asian="楷体_GB2312" style:font-family-generic-asian="modern" style:font-pitch-asian="fixed" style:font-style-asian="normal"/>
    </style:style>
    <style:style style:name="T3" style:family="text">
      <style:text-properties fo:font-family="楷体_GB2312" style:font-family-generic="modern" style:font-pitch="fixed" fo:font-size="12pt" style:font-family-asian="楷体_GB2312" style:font-family-generic-asian="modern" style:font-pitch-asian="fixed" style:font-size-asian="12pt"/>
    </style:style>
    <style:style style:name="T4" style:family="text">
      <style:text-properties fo:font-size="12pt" style:font-size-asian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2" draw:layer="layout" svg:width="8cm" svg:height="2cm" svg:x="0.881cm" svg:y="5.519cm">
          <text:p text:style-name="P1">TASK_UNINTERRUPTIBLE</text:p>
          <text:p text:style-name="P1"><text:span text:style-name="T1">深度睡眠</text:span></text:p>
        </draw:rect>
        <draw:rect draw:style-name="gr1" draw:text-style-name="P2" draw:id="id5" draw:layer="layout" svg:width="10cm" svg:height="2cm" svg:x="4.381cm" svg:y="1.019cm">
          <text:p text:style-name="P1">TASK_RUNNING</text:p>
          <text:p text:style-name="P1"><text:span text:style-name="T1">就绪</text:span></text:p>
        </draw:rect>
        <draw:rect draw:style-name="gr1" draw:text-style-name="P2" draw:id="id3" draw:layer="layout" svg:width="7.312cm" svg:height="2cm" svg:x="12.224cm" svg:y="5.519cm">
          <text:p text:style-name="P1">TASK_INTERRUPTIBLE</text:p>
          <text:p text:style-name="P1"><text:span text:style-name="T2">浅</text:span><text:span text:style-name="T1">度睡眠</text:span></text:p>
        </draw:rect>
        <draw:rect draw:style-name="gr1" draw:text-style-name="P2" draw:id="id1" draw:layer="layout" svg:width="3.5cm" svg:height="1.5cm" svg:x="8.381cm" svg:y="9.919cm">
          <text:p text:style-name="P1"><text:span text:style-name="T1">拥有</text:span><text:span text:style-name="T1">CPU</text:span></text:p>
          <text:p text:style-name="P1"><text:span text:style-name="T1">执行</text:span></text:p>
        </draw:rect>
        <draw:rect draw:style-name="gr1" draw:text-style-name="P2" draw:id="id4" draw:layer="layout" svg:width="5.5cm" svg:height="2cm" svg:x="1.381cm" svg:y="12.247cm">
          <text:p text:style-name="P1">TASK_STOPPED</text:p>
          <text:p text:style-name="P1"><text:span text:style-name="T1">暂停</text:span></text:p>
        </draw:rect>
        <draw:rect draw:style-name="gr1" draw:text-style-name="P2" draw:id="id6" draw:layer="layout" svg:width="5.5cm" svg:height="2cm" svg:x="14.036cm" svg:y="12.247cm">
          <text:p text:style-name="P1">TASK_ZOMBIE</text:p>
          <text:p text:style-name="P1"><text:span text:style-name="T1">僵死</text:span></text:p>
        </draw:rect>
        <draw:connector draw:style-name="gr2" draw:text-style-name="P2" draw:layer="layout" svg:x1="8.381cm" svg:y1="10.669cm" svg:x2="4.881cm" svg:y2="7.519cm" draw:start-shape="id1" draw:start-glue-point="3" draw:end-shape="id2" draw:end-glue-point="2">
          <text:p/>
        </draw:connector>
        <draw:connector draw:style-name="gr2" draw:text-style-name="P2" draw:layer="layout" svg:x1="11.881cm" svg:y1="10.669cm" svg:x2="15.88cm" svg:y2="7.519cm" draw:start-shape="id1" draw:start-glue-point="1" draw:end-shape="id3">
          <text:p/>
        </draw:connector>
        <draw:connector draw:style-name="gr2" draw:text-style-name="P2" draw:layer="layout" draw:line-skew="-0.5cm" svg:x1="1.381cm" svg:y1="13.247cm" svg:x2="4.381cm" svg:y2="2.019cm" draw:start-shape="id4" draw:start-glue-point="3" draw:end-shape="id5" draw:end-glue-point="3">
          <text:p/>
        </draw:connector>
        <draw:connector draw:style-name="gr2" draw:text-style-name="P2" draw:layer="layout" draw:type="curve" svg:x1="10.131cm" svg:y1="11.419cm" svg:x2="6.881cm" svg:y2="13.247cm" draw:start-shape="id1" draw:start-glue-point="2" draw:end-shape="id4" draw:end-glue-point="1">
          <text:p/>
        </draw:connector>
        <draw:connector draw:style-name="gr2" draw:text-style-name="P2" draw:layer="layout" draw:type="curve" svg:x1="10.131cm" svg:y1="11.419cm" svg:x2="14.036cm" svg:y2="13.247cm" draw:start-shape="id1" draw:start-glue-point="2" draw:end-shape="id6" draw:end-glue-point="3">
          <text:p/>
        </draw:connector>
        <draw:custom-shape draw:style-name="gr3" draw:text-style-name="P4" draw:layer="layout" svg:width="2.128cm" svg:height="0.638cm" svg:x="10.481cm" svg:y="7.881cm">
          <text:p text:style-name="P3"><text:span text:style-name="T3">时间片到</text:span></text:p>
          <draw:enhanced-geometry svg:viewBox="0 0 21600 21600" draw:text-areas="800 800 20800 20800" draw:type="round-rectangular-callout" draw:modifiers="-1241.37931034483 36388.0239520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2" draw:layer="layout" svg:x1="9.381cm" svg:y1="3.019cm" svg:x2="9.381cm" svg:y2="9.919cm">
          <text:p/>
        </draw:line>
        <draw:custom-shape draw:style-name="gr3" draw:text-style-name="P5" draw:layer="layout" svg:width="2.628cm" svg:height="0.638cm" svg:x="5.053cm" svg:y="9.081cm">
          <text:p text:style-name="P1"><text:span text:style-name="T4">schedule()</text:span></text:p>
          <draw:enhanced-geometry svg:viewBox="0 0 21600 21600" draw:text-areas="800 800 20800 20800" draw:type="round-rectangular-callout" draw:modifiers="-1241.37931034483 36388.0239520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2.628cm" svg:height="0.638cm" svg:x="1.281cm" svg:y="0.881cm">
          <text:p text:style-name="P1"><text:span text:style-name="T4">Wake_up()</text:span></text:p>
          <draw:enhanced-geometry svg:viewBox="0 0 21600 21600" draw:text-areas="800 800 20800 20800" draw:type="round-rectangular-callout" draw:modifiers="-1241.37931034483 36388.0239520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2" draw:layer="layout" svg:x1="10.381cm" svg:y1="9.919cm" svg:x2="10.381cm" svg:y2="3.019cm">
          <text:p/>
        </draw:line>
        <draw:line draw:style-name="gr2" draw:text-style-name="P2" draw:layer="layout" svg:x1="6.881cm" svg:y1="5.519cm" svg:x2="6.881cm" svg:y2="3.019cm">
          <text:p/>
        </draw:line>
        <draw:custom-shape draw:style-name="gr3" draw:text-style-name="P5" draw:layer="layout" svg:width="5.155cm" svg:height="1.138cm" svg:x="14.381cm" svg:y="3.219cm">
          <text:p text:style-name="P1"><text:span text:style-name="T4">wake_up_interruptible()</text:span></text:p>
          <draw:enhanced-geometry svg:viewBox="0 0 21600 21600" draw:text-areas="800 800 20800 20800" draw:type="round-rectangular-callout" draw:modifiers="-6149.88363072149 26548.1065918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2" draw:layer="layout" svg:x1="12.881cm" svg:y1="5.519cm" svg:x2="12.881cm" svg:y2="3.019cm">
          <text:p/>
        </draw:line>
        <draw:custom-shape draw:style-name="gr3" draw:text-style-name="P5" draw:layer="layout" svg:width="2.628cm" svg:height="0.638cm" svg:x="3.953cm" svg:y="3.519cm">
          <text:p text:style-name="P1"><text:span text:style-name="T4">Wake_up()</text:span></text:p>
          <draw:enhanced-geometry svg:viewBox="0 0 21600 21600" draw:text-areas="800 800 20800 20800" draw:type="round-rectangular-callout" draw:modifiers="23900.4944845949 37284.50704225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2" draw:layer="layout" svg:x1="9.381cm" svg:y1="0.265cm" svg:x2="9.381cm" svg:y2="1.019cm">
          <text:p/>
        </draw:line>
        <draw:custom-shape draw:style-name="gr3" draw:text-style-name="P5" draw:layer="layout" svg:width="2.128cm" svg:height="0.638cm" svg:x="11.381cm" svg:y="11.781cm">
          <text:p text:style-name="P1"><text:span text:style-name="T4">do_exit()</text:span></text:p>
          <draw:enhanced-geometry svg:viewBox="0 0 21600 21600" draw:text-areas="800 800 20800 20800" draw:type="round-rectangular-callout" draw:modifiers="-1241.37931034483 36388.0239520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2.128cm" svg:height="0.638cm" svg:x="8.553cm" svg:y="13.609cm">
          <text:p text:style-name="P1"><text:span text:style-name="T4">sys_exit()</text:span></text:p>
          <draw:enhanced-geometry svg:viewBox="0 0 21600 21600" draw:text-areas="800 800 20800 20800" draw:type="round-rectangular-callout" draw:modifiers="588.445279473932 -17307.0422535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02T21:29:20</meta:creation-date>
    <dc:date>2007-12-12T22:54:47</dc:date>
    <dc:language>en-US</dc:language>
    <meta:editing-cycles>7</meta:editing-cycles>
    <meta:editing-duration>PT38M17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